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4869" officeooo:paragraph-rsid="000e4869"/>
    </style:style>
    <style:style style:name="P2" style:family="paragraph" style:parent-style-name="Standard">
      <style:paragraph-properties fo:text-align="start" style:justify-single-word="false"/>
      <style:text-properties officeooo:rsid="000e4869" officeooo:paragraph-rsid="000e4869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8pt" fo:font-weight="bold" officeooo:rsid="000db002" officeooo:paragraph-rsid="000db002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8pt" fo:font-weight="bold" officeooo:rsid="000e4869" officeooo:paragraph-rsid="000e486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dd97" officeooo:paragraph-rsid="000edd9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dd97" officeooo:paragraph-rsid="000edd9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01651" officeooo:paragraph-rsid="0010165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edd97" officeooo:paragraph-rsid="000edd97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0edd97" officeooo:paragraph-rsid="000edd97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0000" loext:opacity="100%" fo:font-size="12pt" fo:font-weight="normal" officeooo:rsid="00115e0f" officeooo:paragraph-rsid="00115e0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a933" loext:opacity="100%" fo:font-size="12pt" fo:font-weight="normal" officeooo:rsid="00115e0f" officeooo:paragraph-rsid="00115e0f" style:font-size-asian="10.5pt" style:font-weight-asian="normal" style:font-size-complex="12pt" style:font-weight-complex="normal"/>
    </style:style>
    <style:style style:name="T1" style:family="text">
      <style:text-properties officeooo:rsid="00101651"/>
    </style:style>
    <style:style style:name="T2" style:family="text">
      <style:text-properties fo:color="#ff0000" loext:opacity="100%" officeooo:rsid="00101651"/>
    </style:style>
    <style:style style:name="T3" style:family="text">
      <style:text-properties fo:color="#3faf46" loext:opacity="100%"/>
    </style:style>
    <style:style style:name="T4" style:family="text">
      <style:text-properties fo:color="#3faf46" loext:opacity="100%" officeooo:rsid="00115e0f"/>
    </style:style>
    <style:style style:name="T5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etto S2/L5</text:p>
      <text:p text:style-name="P4">Grazia Cinzia Coco</text:p>
      <text:p text:style-name="P3">Analisi di un programma</text:p>
      <text:p text:style-name="P1"/>
      <text:p text:style-name="P1"/>
      <text:p text:style-name="P5"/>
      <text:p text:style-name="P8">Capire cosa fa il programma senza eseguirlo</text:p>
      <text:p text:style-name="P2">Lo scopo del programma è quello di eseguire, a scelta tramite un menù, una moltiplicazione tra due numeri, dividere due numeri oppure inserire una stringa. </text:p>
      <text:p text:style-name="P2"/>
      <text:p text:style-name="P5"/>
      <text:p text:style-name="P8">Individuare dal codice sorgente le casistiche non standard che il programma non gestisce</text:p>
      <text:p text:style-name="P2">Per quanto riguarda la divisione si potrebbe: aggiungere la possibilità di visualizzare il resto, in caso sia presente; aggiungere un ciclo if-else per controllare se il denominatore è diverso da zero. </text:p>
      <text:p text:style-name="P2"/>
      <text:p text:style-name="P2"/>
      <text:p text:style-name="P8">Individuare eventuali errori di sintassi/logici <text:span text:style-name="T1">e proporre una soluzione per ognuno di essi</text:span></text:p>
      <text:p text:style-name="P8"/>
      <text:p text:style-name="P10">Problema<text:span text:style-name="T5">: manca la libreria per le stringhe &lt;string.h&gt;</text:span></text:p>
      <text:p text:style-name="P11">Soluzione<text:span text:style-name="T5">: aggiungere la libreria prima del main</text:span></text:p>
      <text:p text:style-name="P11"><text:span text:style-name="T5"/></text:p>
      <text:p text:style-name="P6"><text:span text:style-name="T2">Problema</text:span><text:span text:style-name="T1">: n</text:span>el void moltiplica(), nello scanf del primo numero è presente una variabile di tipo float %f, invece di una variabile di tipo int %d; </text:p>
      <text:p text:style-name="P7"><text:span text:style-name="T3">Soluzione</text:span>: sostituire la variabile e mettere quella corretta. </text:p>
      <text:p text:style-name="P7"/>
      <text:p text:style-name="P6"><text:span text:style-name="T2">Problema</text:span><text:span text:style-name="T1">: n</text:span>ella divisione, l’operatore è sbagliato. E’ stato scritto quello del modulo %, invece di quello della divisione /</text:p>
      <text:p text:style-name="P7"><text:span text:style-name="T3">Soluzione</text:span>: correggere scrivendo l’operatore corretto. <text:s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0:09:17.028000000</meta:creation-date>
    <dc:date>2024-06-07T16:10:21.541000000</dc:date>
    <meta:editing-duration>PT15M42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4" meta:word-count="170" meta:character-count="1123" meta:non-whitespace-character-count="961"/>
  </office:meta>
</office:document-meta>
</file>